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1.21pt"/>
    </style:style>
    <style:style style:name="co4" style:family="table-column">
      <style:table-column-properties fo:break-before="auto" style:column-width="199.9pt"/>
    </style:style>
    <style:style style:name="co5" style:family="table-column">
      <style:table-column-properties fo:break-before="auto" style:column-width="25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row table:style-name="ro1">
          <table:table-cell table:number-columns-repeated="2"/>
          <table:table-cell table:style-name="ce15"/>
          <table:table-cell/>
          <table:table-cell table:style-name="ce15" office:value-type="string" calcext:value-type="string">
            <text:p>Submitted, Investigating, Fixed, <text:s/>Wont Fix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Bugs for Chess Game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Severity</text:p>
          </table:table-cell>
          <table:table-cell table:style-name="ce11" office:value-type="string" calcext:value-type="string">
            <text:p>Steps to Reproduce</text:p>
          </table:table-cell>
          <table:table-cell table:style-name="ce13"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string" calcext:value-type="string">
            <text:p>Placed piece changes color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iddle click a piece in Setup mode, choose a color from the color menu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ece menu needed to make its piece reference unique and only pass copies</text:p>
          </table:table-cell>
        </table:table-row>
        <table:table-row table:style-name="ro1">
          <table:table-cell office:value-type="string" calcext:value-type="string">
            <text:p>Can select opposing pieces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tart a game in Single Player, you can select black piec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ck playerToMove before allowing selection</text:p>
          </table:table-cell>
        </table:table-row>
        <table:table-row table:style-name="ro1">
          <table:table-cell office:value-type="string" calcext:value-type="string">
            <text:p>Cannot cancel starting a game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oose Single Player from Mode menu, press cancel, game still begins, you can select and move pieces, etc.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e was set in menu actionPerformed, before GameFrame handler</text:p>
          </table:table-cell>
        </table:table-row>
        <table:table-row table:style-name="ro1">
          <table:table-cell office:value-type="string" calcext:value-type="string">
            <text:p>Move list is unbalanced</text:p>
          </table:table-cell>
          <table:table-cell table:style-name="ce14" office:value-type="date" office:date-value="2018-12-12" calcext:value-type="date">
            <text:p>12/12/1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tart SP game, play &gt; 20 moves, black move on top will be off</text:p>
          </table:table-cell>
          <table:table-cell office:value-type="string" calcext:value-type="string">
            <text:p>Submitted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ubmitted, Investigating, Done, Won’t Do</text:p>
          </table:table-cell>
          <table:table-cell/>
        </table:table-row>
        <table:table-row table:style-name="ro1">
          <table:table-cell table:style-name="ce11" office:value-type="string" calcext:value-type="string">
            <text:p>Enhancements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Priority</text:p>
          </table:table-cell>
          <table:table-cell table:style-name="ce11" office:value-type="string" calcext:value-type="string">
            <text:p>Description</text:p>
          </table:table-cell>
          <table:table-cell table:style-name="ce13"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string" calcext:value-type="string">
            <text:p>Highlight possible move choices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Cursor changes when over a piece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hen hovering over a square that has a piece, the cursor should change to a different shape to indicate an action is possi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low Promotion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Timer for players should switch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Play as black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+ for check, # for checkmate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Have computer consider castling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Parameterize AI difficulty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Sounds 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Multiplayer over internet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Submitted</text:p>
          </table:table-cell>
          <table:table-cell/>
        </table:table-row>
        <table:table-row table:style-name="ro1">
          <table:table-cell office:value-type="string" calcext:value-type="string">
            <text:p>Consolidate GameRequest logic</text:p>
          </table:table-cell>
          <table:table-cell table:style-name="ce14" office:value-type="date" office:date-value="2019-01-19" calcext:value-type="date">
            <text:p>01/19/1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meRequests are created in GameFrame and processed in GameController. This means that two separate files have to be in perfect sync</text:p>
          </table:table-cell>
          <table:table-cell office:value-type="string" calcext:value-type="string">
            <text:p>Submitted</text:p>
          </table:table-cell>
          <table:table-cell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9:15:16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3:27:57.579000000</meta:creation-date>
    <dc:date>2019-01-19T12:52:24.922000000</dc:date>
    <meta:editing-duration>P2DT10H26M28S</meta:editing-duration>
    <meta:editing-cycles>10</meta:editing-cycles>
    <meta:generator>LibreOffice/6.0.3.2$Windows_X86_64 LibreOffice_project/8f48d515416608e3a835360314dac7e47fd0b821</meta:generator>
    <meta:document-statistic meta:table-count="1" meta:cell-count="82" meta:object-count="0"/>
  </office:meta>
</office:document-meta>
</file>